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1a5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1a5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1a5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1a5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1a5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1a5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1a5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1a5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1a5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1a5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1a5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1a5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1a5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1a5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1a5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1a5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1a5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rancisco Isaias Figueroa Febr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5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57997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esus Rafael  Feb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150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7.8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9" meta:non-whitespace-character-count="1001"/>
    <meta:template xlink:type="simple" xlink:actuate="onRequest" xlink:title="Normal" xlink:href=""/>
  </office:meta>
</office:document-meta>
</file>